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Bookman Old Style" svg:font-family="'Bookman Old Style'" style:font-family-generic="roman" style:font-pitch="variable"/>
    <style:font-face style:name="Century Schoolbook" svg:font-family="'Century Schoolbook'" style:font-family-generic="roman" style:font-pitch="variable"/>
    <style:font-face style:name="Garamond" svg:font-family="Garamond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Myriad Pro" svg:font-family="'Myriad Pro'" style:font-family-generic="swiss" style:font-pitch="variable"/>
    <style:font-face style:name="OCR-B 10 BT" svg:font-family="'OCR-B 10 BT'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Zeichen" style:family="table">
      <style:table-properties style:width="27.301cm" table:align="margins" style:may-break-between-rows="false"/>
    </style:style>
    <style:style style:name="Zeichen.A" style:family="table-column">
      <style:table-column-properties style:column-width="0.289cm" style:rel-column-width="694*"/>
    </style:style>
    <style:style style:name="Zeichen.B" style:family="table-column">
      <style:table-column-properties style:column-width="0.291cm" style:rel-column-width="698*"/>
    </style:style>
    <style:style style:name="Zeichen.Ap" style:family="table-column">
      <style:table-column-properties style:column-width="0.312cm" style:rel-column-width="749*"/>
    </style:style>
    <style:style style:name="Zeichen.A1" style:family="table-cell">
      <style:table-cell-properties fo:padding="0.097cm" fo:border-left="0.05pt solid #000000" fo:border-right="none" fo:border-top="0.05pt solid #000000" fo:border-bottom="0.05pt solid #000000"/>
    </style:style>
    <style:style style:name="Zeichen.T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Zeichen.Ap1" style:family="table-cell">
      <style:table-cell-properties fo:padding="0.097cm" fo:border="0.05pt solid #000000"/>
    </style:style>
    <style:style style:name="P1" style:family="paragraph" style:parent-style-name="Table_20_Contents">
      <style:text-properties fo:font-size="8pt" style:font-size-asian="8pt" style:font-size-complex="8pt"/>
    </style:style>
    <style:style style:name="P2" style:family="paragraph" style:parent-style-name="Table_20_Contents">
      <style:text-properties style:font-name="Arial" fo:font-size="8pt" style:font-size-asian="8pt" style:font-size-complex="8pt"/>
    </style:style>
    <style:style style:name="P3" style:family="paragraph" style:parent-style-name="Table_20_Contents">
      <style:text-properties style:font-name="Bitstream Vera Sans Mono" fo:font-size="8pt" style:font-size-asian="8pt" style:font-size-complex="8pt"/>
    </style:style>
    <style:style style:name="P4" style:family="paragraph" style:parent-style-name="Table_20_Contents">
      <style:text-properties style:font-name="Bookman Old Style" fo:font-size="8pt" style:font-size-asian="8pt" style:font-size-complex="8pt"/>
    </style:style>
    <style:style style:name="P5" style:family="paragraph" style:parent-style-name="Table_20_Contents">
      <style:text-properties style:font-name="Century Gothic" fo:font-size="8pt" style:font-size-asian="8pt" style:font-size-complex="8pt"/>
    </style:style>
    <style:style style:name="P6" style:family="paragraph" style:parent-style-name="Table_20_Contents">
      <style:text-properties style:font-name="Century Schoolbook" fo:font-size="8pt" style:font-size-asian="8pt" style:font-size-complex="8pt"/>
    </style:style>
    <style:style style:name="P7" style:family="paragraph" style:parent-style-name="Table_20_Contents">
      <style:text-properties style:font-name="Courier New" fo:font-size="8pt" style:font-size-asian="8pt" style:font-size-complex="8pt"/>
    </style:style>
    <style:style style:name="P8" style:family="paragraph" style:parent-style-name="Table_20_Contents">
      <style:text-properties style:font-name="Garamond" fo:font-size="8pt" style:font-size-asian="8pt" style:font-size-complex="8pt"/>
    </style:style>
    <style:style style:name="P9" style:family="paragraph" style:parent-style-name="Table_20_Contents">
      <style:text-properties style:font-name="Lucida Console" fo:font-size="8pt" style:font-size-asian="8pt" style:font-size-complex="8pt"/>
    </style:style>
    <style:style style:name="P10" style:family="paragraph" style:parent-style-name="Table_20_Contents">
      <style:text-properties style:font-name="Myriad Pro" fo:font-size="8pt" style:font-size-asian="8pt" style:font-size-complex="8pt"/>
    </style:style>
    <style:style style:name="P11" style:family="paragraph" style:parent-style-name="Table_20_Contents">
      <style:text-properties style:font-name="OCR-B 10 BT" fo:font-size="8pt" style:font-size-asian="8pt" style:font-size-complex="8pt"/>
    </style:style>
    <style:style style:name="P12" style:family="paragraph" style:parent-style-name="Table_20_Contents">
      <style:text-properties style:font-name="Palatino Linotype" fo:font-size="8pt" style:font-size-asian="8pt" style:font-size-complex="8pt"/>
    </style:style>
    <style:style style:name="P13" style:family="paragraph" style:parent-style-name="Table_20_Contents">
      <style:text-properties style:font-name="Verdana" fo:font-size="8pt" style:font-size-asian="8pt" style:font-size-complex="8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Zeichen" table:style-name="Zeichen">
        <table:table-column table:style-name="Zeichen.A"/>
        <table:table-column table:style-name="Zeichen.B"/>
        <table:table-column table:style-name="Zeichen.A"/>
        <table:table-column table:style-name="Zeichen.B" table:number-columns-repeated="2"/>
        <table:table-column table:style-name="Zeichen.A"/>
        <table:table-column table:style-name="Zeichen.B" table:number-columns-repeated="2"/>
        <table:table-column table:style-name="Zeichen.A"/>
        <table:table-column table:style-name="Zeichen.B" table:number-columns-repeated="2"/>
        <table:table-column table:style-name="Zeichen.A"/>
        <table:table-column table:style-name="Zeichen.B" table:number-columns-repeated="2"/>
        <table:table-column table:style-name="Zeichen.A"/>
        <table:table-column table:style-name="Zeichen.B" table:number-columns-repeated="2"/>
        <table:table-column table:style-name="Zeichen.A"/>
        <table:table-column table:style-name="Zeichen.B" table:number-columns-repeated="2"/>
        <table:table-column table:style-name="Zeichen.A"/>
        <table:table-column table:style-name="Zeichen.B" table:number-columns-repeated="2"/>
        <table:table-column table:style-name="Zeichen.A"/>
        <table:table-column table:style-name="Zeichen.B" table:number-columns-repeated="2"/>
        <table:table-column table:style-name="Zeichen.A"/>
        <table:table-column table:style-name="Zeichen.B" table:number-columns-repeated="2"/>
        <table:table-column table:style-name="Zeichen.A"/>
        <table:table-column table:style-name="Zeichen.B" table:number-columns-repeated="2"/>
        <table:table-column table:style-name="Zeichen.A"/>
        <table:table-column table:style-name="Zeichen.B" table:number-columns-repeated="2"/>
        <table:table-column table:style-name="Zeichen.A"/>
        <table:table-column table:style-name="Zeichen.B" table:number-columns-repeated="2"/>
        <table:table-column table:style-name="Zeichen.A"/>
        <table:table-column table:style-name="Zeichen.B" table:number-columns-repeated="2"/>
        <table:table-column table:style-name="Zeichen.A"/>
        <table:table-column table:style-name="Zeichen.B" table:number-columns-repeated="2"/>
        <table:table-column table:style-name="Zeichen.A"/>
        <table:table-column table:style-name="Zeichen.B" table:number-columns-repeated="2"/>
        <table:table-column table:style-name="Zeichen.A"/>
        <table:table-column table:style-name="Zeichen.B"/>
        <table:table-column table:style-name="Zeichen.A"/>
        <table:table-column table:style-name="Zeichen.B" table:number-columns-repeated="2"/>
        <table:table-column table:style-name="Zeichen.A"/>
        <table:table-column table:style-name="Zeichen.B" table:number-columns-repeated="2"/>
        <table:table-column table:style-name="Zeichen.A"/>
        <table:table-column table:style-name="Zeichen.B" table:number-columns-repeated="2"/>
        <table:table-column table:style-name="Zeichen.A"/>
        <table:table-column table:style-name="Zeichen.B" table:number-columns-repeated="2"/>
        <table:table-column table:style-name="Zeichen.A"/>
        <table:table-column table:style-name="Zeichen.B" table:number-columns-repeated="2"/>
        <table:table-column table:style-name="Zeichen.A"/>
        <table:table-column table:style-name="Zeichen.B" table:number-columns-repeated="2"/>
        <table:table-column table:style-name="Zeichen.A"/>
        <table:table-column table:style-name="Zeichen.B" table:number-columns-repeated="2"/>
        <table:table-column table:style-name="Zeichen.A"/>
        <table:table-column table:style-name="Zeichen.B" table:number-columns-repeated="2"/>
        <table:table-column table:style-name="Zeichen.A"/>
        <table:table-column table:style-name="Zeichen.B" table:number-columns-repeated="2"/>
        <table:table-column table:style-name="Zeichen.A"/>
        <table:table-column table:style-name="Zeichen.B" table:number-columns-repeated="2"/>
        <table:table-column table:style-name="Zeichen.A"/>
        <table:table-column table:style-name="Zeichen.B" table:number-columns-repeated="2"/>
        <table:table-column table:style-name="Zeichen.A"/>
        <table:table-column table:style-name="Zeichen.B" table:number-columns-repeated="2"/>
        <table:table-column table:style-name="Zeichen.A"/>
        <table:table-column table:style-name="Zeichen.B" table:number-columns-repeated="2"/>
        <table:table-column table:style-name="Zeichen.A"/>
        <table:table-column table:style-name="Zeichen.B" table:number-columns-repeated="2"/>
        <table:table-column table:style-name="Zeichen.A"/>
        <table:table-column table:style-name="Zeichen.B"/>
        <table:table-column table:style-name="Zeichen.Ap"/>
        <table:table-row>
          <table:table-cell table:style-name="Zeichen.A1" office:value-type="string">
            <text:p text:style-name="P1">!<text:line-break/>|<text:line-break/>l</text:p>
          </table:table-cell>
          <table:table-cell table:style-name="Zeichen.A1" office:value-type="string">
            <text:p text:style-name="P1">"<text:line-break/>~</text:p>
          </table:table-cell>
          <table:table-cell table:style-name="Zeichen.A1" office:value-type="string">
            <text:p text:style-name="P1">#<text:line-break/>=</text:p>
          </table:table-cell>
          <table:table-cell table:style-name="Zeichen.A1" office:value-type="string">
            <text:p text:style-name="P1">$<text:line-break/>S</text:p>
          </table:table-cell>
          <table:table-cell table:style-name="Zeichen.A1" office:value-type="string">
            <text:p text:style-name="P1">%</text:p>
          </table:table-cell>
          <table:table-cell table:style-name="Zeichen.A1" office:value-type="string">
            <text:p text:style-name="P1">&amp;</text:p>
          </table:table-cell>
          <table:table-cell table:style-name="Zeichen.A1" office:value-type="string">
            <text:p text:style-name="P1">'<text:line-break/>`</text:p>
          </table:table-cell>
          <table:table-cell table:style-name="Zeichen.A1" office:value-type="string">
            <text:p text:style-name="P1">(<text:line-break/>{<text:line-break/>|</text:p>
          </table:table-cell>
          <table:table-cell table:style-name="Zeichen.A1" office:value-type="string">
            <text:p text:style-name="P1">)<text:line-break/>}<text:line-break/>|</text:p>
          </table:table-cell>
          <table:table-cell table:style-name="Zeichen.A1" office:value-type="string">
            <text:p text:style-name="P1">*<text:line-break/>+</text:p>
          </table:table-cell>
          <table:table-cell table:style-name="Zeichen.A1" office:value-type="string">
            <text:p text:style-name="P1">+</text:p>
          </table:table-cell>
          <table:table-cell table:style-name="Zeichen.A1" office:value-type="string">
            <text:p text:style-name="P1">,<text:line-break/>.</text:p>
          </table:table-cell>
          <table:table-cell table:style-name="Zeichen.A1" office:value-type="string">
            <text:p text:style-name="P1">-<text:line-break/>=</text:p>
          </table:table-cell>
          <table:table-cell table:style-name="Zeichen.A1" office:value-type="string">
            <text:p text:style-name="P1">.<text:line-break/>,</text:p>
          </table:table-cell>
          <table:table-cell table:style-name="Zeichen.A1" office:value-type="string">
            <text:p text:style-name="P1">/<text:line-break/>7</text:p>
          </table:table-cell>
          <table:table-cell table:style-name="Zeichen.A1" office:value-type="string">
            <text:p text:style-name="P1">0<text:line-break/>O</text:p>
          </table:table-cell>
          <table:table-cell table:style-name="Zeichen.A1" office:value-type="string">
            <text:p text:style-name="P1">1<text:line-break/>l</text:p>
          </table:table-cell>
          <table:table-cell table:style-name="Zeichen.A1" office:value-type="string">
            <text:p text:style-name="P1">2<text:line-break/>?</text:p>
          </table:table-cell>
          <table:table-cell table:style-name="Zeichen.A1" office:value-type="string">
            <text:p text:style-name="P1">3<text:line-break/>B</text:p>
          </table:table-cell>
          <table:table-cell table:style-name="Zeichen.T1" office:value-type="float" office:value="4">
            <text:p text:style-name="P1">4</text:p>
          </table:table-cell>
          <table:table-cell table:style-name="Zeichen.A1" office:value-type="string">
            <text:p text:style-name="P1">5<text:line-break/>S</text:p>
          </table:table-cell>
          <table:table-cell table:style-name="Zeichen.A1" office:value-type="string">
            <text:p text:style-name="P1">6<text:line-break/>G</text:p>
          </table:table-cell>
          <table:table-cell table:style-name="Zeichen.T1" office:value-type="float" office:value="7">
            <text:p text:style-name="P1">7</text:p>
          </table:table-cell>
          <table:table-cell table:style-name="Zeichen.A1" office:value-type="string">
            <text:p text:style-name="P1">8<text:line-break/>B</text:p>
          </table:table-cell>
          <table:table-cell table:style-name="Zeichen.A1" office:value-type="string">
            <text:p text:style-name="P1">9<text:line-break/>g</text:p>
          </table:table-cell>
          <table:table-cell table:style-name="Zeichen.A1" office:value-type="string">
            <text:p text:style-name="P1">:<text:line-break/>;<text:line-break/>.<text:line-break/>,</text:p>
          </table:table-cell>
          <table:table-cell table:style-name="Zeichen.A1" office:value-type="string">
            <text:p text:style-name="P1">;<text:line-break/>:<text:line-break/>.<text:line-break/>,</text:p>
          </table:table-cell>
          <table:table-cell table:style-name="Zeichen.A1" office:value-type="string">
            <text:p text:style-name="P1">&lt;</text:p>
          </table:table-cell>
          <table:table-cell table:style-name="Zeichen.A1" office:value-type="string">
            <text:p text:style-name="P1">=<text:line-break/>-</text:p>
          </table:table-cell>
          <table:table-cell table:style-name="Zeichen.A1" office:value-type="string">
            <text:p text:style-name="P1">&gt;</text:p>
          </table:table-cell>
          <table:table-cell table:style-name="Zeichen.A1" office:value-type="string">
            <text:p text:style-name="P1">?<text:line-break/>2</text:p>
          </table:table-cell>
          <table:table-cell table:style-name="Zeichen.A1" office:value-type="string">
            <text:p text:style-name="P1">@</text:p>
          </table:table-cell>
          <table:table-cell table:style-name="Zeichen.A1" office:value-type="string">
            <text:p text:style-name="P1">A</text:p>
          </table:table-cell>
          <table:table-cell table:style-name="Zeichen.A1" office:value-type="string">
            <text:p text:style-name="P1">B<text:line-break/>8<text:line-break/>3</text:p>
          </table:table-cell>
          <table:table-cell table:style-name="Zeichen.A1" office:value-type="string">
            <text:p text:style-name="P1">C</text:p>
          </table:table-cell>
          <table:table-cell table:style-name="Zeichen.A1" office:value-type="string">
            <text:p text:style-name="P1">D<text:line-break/>O<text:line-break/>0</text:p>
          </table:table-cell>
          <table:table-cell table:style-name="Zeichen.A1" office:value-type="string">
            <text:p text:style-name="P1">E<text:line-break/>F</text:p>
          </table:table-cell>
          <table:table-cell table:style-name="Zeichen.A1" office:value-type="string">
            <text:p text:style-name="P1">F</text:p>
          </table:table-cell>
          <table:table-cell table:style-name="Zeichen.A1" office:value-type="string">
            <text:p text:style-name="P1">G<text:line-break/>6</text:p>
          </table:table-cell>
          <table:table-cell table:style-name="Zeichen.A1" office:value-type="string">
            <text:p text:style-name="P1">H</text:p>
          </table:table-cell>
          <table:table-cell table:style-name="Zeichen.A1" office:value-type="string">
            <text:p text:style-name="P1">I<text:line-break/>J<text:line-break/>l<text:line-break/>|<text:line-break/>!</text:p>
          </table:table-cell>
          <table:table-cell table:style-name="Zeichen.A1" office:value-type="string">
            <text:p text:style-name="P1">J<text:line-break/>I<text:line-break/>l</text:p>
          </table:table-cell>
          <table:table-cell table:style-name="Zeichen.A1" office:value-type="string">
            <text:p text:style-name="P1">K</text:p>
          </table:table-cell>
          <table:table-cell table:style-name="Zeichen.A1" office:value-type="string">
            <text:p text:style-name="P1">L<text:line-break/>I<text:line-break/>l<text:line-break/>|</text:p>
          </table:table-cell>
          <table:table-cell table:style-name="Zeichen.A1" office:value-type="string">
            <text:p text:style-name="P1">M</text:p>
          </table:table-cell>
          <table:table-cell table:style-name="Zeichen.A1" office:value-type="string">
            <text:p text:style-name="P1">N</text:p>
          </table:table-cell>
          <table:table-cell table:style-name="Zeichen.A1" office:value-type="string">
            <text:p text:style-name="P1">O<text:line-break/>0<text:line-break/>Q<text:line-break/>C</text:p>
          </table:table-cell>
          <table:table-cell table:style-name="Zeichen.A1" office:value-type="string">
            <text:p text:style-name="P1">P<text:line-break/>R</text:p>
          </table:table-cell>
          <table:table-cell table:style-name="Zeichen.A1" office:value-type="string">
            <text:p text:style-name="P1">Q<text:line-break/>O</text:p>
          </table:table-cell>
          <table:table-cell table:style-name="Zeichen.A1" office:value-type="string">
            <text:p text:style-name="P1">R<text:line-break/>P</text:p>
          </table:table-cell>
          <table:table-cell table:style-name="Zeichen.A1" office:value-type="string">
            <text:p text:style-name="P1">S<text:line-break/>5</text:p>
          </table:table-cell>
          <table:table-cell table:style-name="Zeichen.A1" office:value-type="string">
            <text:p text:style-name="P1">T</text:p>
          </table:table-cell>
          <table:table-cell table:style-name="Zeichen.A1" office:value-type="string">
            <text:p text:style-name="P1">U<text:line-break/>J</text:p>
          </table:table-cell>
          <table:table-cell table:style-name="Zeichen.A1" office:value-type="string">
            <text:p text:style-name="P1">V</text:p>
          </table:table-cell>
          <table:table-cell table:style-name="Zeichen.A1" office:value-type="string">
            <text:p text:style-name="P1">W</text:p>
          </table:table-cell>
          <table:table-cell table:style-name="Zeichen.A1" office:value-type="string">
            <text:p text:style-name="P1">X</text:p>
          </table:table-cell>
          <table:table-cell table:style-name="Zeichen.A1" office:value-type="string">
            <text:p text:style-name="P1">Y</text:p>
          </table:table-cell>
          <table:table-cell table:style-name="Zeichen.A1" office:value-type="string">
            <text:p text:style-name="P1">Z</text:p>
          </table:table-cell>
          <table:table-cell table:style-name="Zeichen.A1" office:value-type="string">
            <text:p text:style-name="P1">[<text:line-break/>I</text:p>
          </table:table-cell>
          <table:table-cell table:style-name="Zeichen.A1" office:value-type="string">
            <text:p text:style-name="P1">\</text:p>
          </table:table-cell>
          <table:table-cell table:style-name="Zeichen.A1" office:value-type="string">
            <text:p text:style-name="P1">]<text:line-break/>I</text:p>
          </table:table-cell>
          <table:table-cell table:style-name="Zeichen.A1" office:value-type="string">
            <text:p text:style-name="P1">^<text:line-break/>`</text:p>
          </table:table-cell>
          <table:table-cell table:style-name="Zeichen.A1" office:value-type="string">
            <text:p text:style-name="P1">_</text:p>
          </table:table-cell>
          <table:table-cell table:style-name="Zeichen.A1" office:value-type="string">
            <text:p text:style-name="P1">`<text:line-break/>'</text:p>
          </table:table-cell>
          <table:table-cell table:style-name="Zeichen.A1" office:value-type="string">
            <text:p text:style-name="P1">a<text:line-break/>d</text:p>
          </table:table-cell>
          <table:table-cell table:style-name="Zeichen.A1" office:value-type="string">
            <text:p text:style-name="P1">b</text:p>
          </table:table-cell>
          <table:table-cell table:style-name="Zeichen.A1" office:value-type="string">
            <text:p text:style-name="P1">c</text:p>
          </table:table-cell>
          <table:table-cell table:style-name="Zeichen.A1" office:value-type="string">
            <text:p text:style-name="P1">d<text:line-break/>a</text:p>
          </table:table-cell>
          <table:table-cell table:style-name="Zeichen.A1" office:value-type="string">
            <text:p text:style-name="P1">E<text:line-break/>c</text:p>
          </table:table-cell>
          <table:table-cell table:style-name="Zeichen.A1" office:value-type="string">
            <text:p text:style-name="P1">f</text:p>
          </table:table-cell>
          <table:table-cell table:style-name="Zeichen.A1" office:value-type="string">
            <text:p text:style-name="P1">g<text:line-break/>9</text:p>
          </table:table-cell>
          <table:table-cell table:style-name="Zeichen.A1" office:value-type="string">
            <text:p text:style-name="P1">h</text:p>
          </table:table-cell>
          <table:table-cell table:style-name="Zeichen.A1" office:value-type="string">
            <text:p text:style-name="P1">i<text:line-break/>j<text:line-break/>l<text:line-break/>t</text:p>
          </table:table-cell>
          <table:table-cell table:style-name="Zeichen.A1" office:value-type="string">
            <text:p text:style-name="P1">j<text:line-break/>i<text:line-break/>l<text:line-break/>t</text:p>
          </table:table-cell>
          <table:table-cell table:style-name="Zeichen.A1" office:value-type="string">
            <text:p text:style-name="P1">k</text:p>
          </table:table-cell>
          <table:table-cell table:style-name="Zeichen.A1" office:value-type="string">
            <text:p text:style-name="P1">l<text:line-break/>1<text:line-break/>i<text:line-break/>jt|</text:p>
          </table:table-cell>
          <table:table-cell table:style-name="Zeichen.A1" office:value-type="string">
            <text:p text:style-name="P1">m<text:line-break/>n</text:p>
          </table:table-cell>
          <table:table-cell table:style-name="Zeichen.A1" office:value-type="string">
            <text:p text:style-name="P1">n<text:line-break/>r</text:p>
          </table:table-cell>
          <table:table-cell table:style-name="Zeichen.A1" office:value-type="string">
            <text:p text:style-name="P1">O<text:line-break/>c</text:p>
          </table:table-cell>
          <table:table-cell table:style-name="Zeichen.A1" office:value-type="string">
            <text:p text:style-name="P1">p</text:p>
          </table:table-cell>
          <table:table-cell table:style-name="Zeichen.A1" office:value-type="string">
            <text:p text:style-name="P1">q<text:line-break/>a</text:p>
          </table:table-cell>
          <table:table-cell table:style-name="Zeichen.A1" office:value-type="string">
            <text:p text:style-name="P1">r</text:p>
          </table:table-cell>
          <table:table-cell table:style-name="Zeichen.A1" office:value-type="string">
            <text:p text:style-name="P1">s</text:p>
          </table:table-cell>
          <table:table-cell table:style-name="Zeichen.A1" office:value-type="string">
            <text:p text:style-name="P1">t<text:line-break/>l<text:line-break/>i<text:line-break/>j</text:p>
          </table:table-cell>
          <table:table-cell table:style-name="Zeichen.A1" office:value-type="string">
            <text:p text:style-name="P1">u</text:p>
          </table:table-cell>
          <table:table-cell table:style-name="Zeichen.A1" office:value-type="string">
            <text:p text:style-name="P1">v</text:p>
          </table:table-cell>
          <table:table-cell table:style-name="Zeichen.A1" office:value-type="string">
            <text:p text:style-name="P1">w</text:p>
          </table:table-cell>
          <table:table-cell table:style-name="Zeichen.A1" office:value-type="string">
            <text:p text:style-name="P1">x<text:line-break/>y</text:p>
          </table:table-cell>
          <table:table-cell table:style-name="Zeichen.A1" office:value-type="string">
            <text:p text:style-name="P1">y</text:p>
          </table:table-cell>
          <table:table-cell table:style-name="Zeichen.A1" office:value-type="string">
            <text:p text:style-name="P1">z</text:p>
          </table:table-cell>
          <table:table-cell table:style-name="Zeichen.A1" office:value-type="string">
            <text:p text:style-name="P1">{<text:line-break/>(</text:p>
          </table:table-cell>
          <table:table-cell table:style-name="Zeichen.A1" office:value-type="string">
            <text:p text:style-name="P1">|<text:line-break/>l<text:line-break/>1</text:p>
          </table:table-cell>
          <table:table-cell table:style-name="Zeichen.A1" office:value-type="string">
            <text:p text:style-name="P1">}<text:line-break/>)</text:p>
          </table:table-cell>
          <table:table-cell table:style-name="Zeichen.Ap1" office:value-type="string">
            <text:p text:style-name="P1">~<text:line-break/>-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Bookman Old Style" svg:font-family="'Bookman Old Style'" style:font-family-generic="roman" style:font-pitch="variable"/>
    <style:font-face style:name="Century Schoolbook" svg:font-family="'Century Schoolbook'" style:font-family-generic="roman" style:font-pitch="variable"/>
    <style:font-face style:name="Garamond" svg:font-family="Garamond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Myriad Pro" svg:font-family="'Myriad Pro'" style:font-family-generic="swiss" style:font-pitch="variable"/>
    <style:font-face style:name="OCR-B 10 BT" svg:font-family="'OCR-B 10 BT'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.5pt" fo:language="de" fo:country="DE" style:letter-kerning="true" style:font-name-asian="Andale Sans UI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0.5pt" fo:language="de" fo:country="DE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.5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 style:master-page-name="">
      <style:paragraph-properties style:page-number="auto" style:shadow="none" text:number-lines="false" text:line-number="0">
        <style:tab-stops/>
      </style:paragraph-properties>
      <style:text-properties fo:font-size="6pt" fo:language="zxx" fo:country="none" style:letter-kerning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199cm" fo:margin-bottom="1.199cm" fo:margin-left="1.199cm" fo:margin-right="1.199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lrich Windl</meta:initial-creator>
    <meta:creation-date>2009-10-11T16:11:56</meta:creation-date>
    <dc:date>2015-06-20T17:46:28.542578615</dc:date>
    <dc:creator>Caolán McNamara</dc:creator>
    <meta:editing-duration>P1DT8H1M3S</meta:editing-duration>
    <meta:editing-cycles>3</meta:editing-cycles>
    <meta:generator>LibreOffice/4.4.3.2$Linux_X86_64 LibreOffice_project/40$Build-2</meta:generator>
    <dc:title>Form-Safe Characters</dc:title>
    <meta:document-statistic meta:table-count="1" meta:image-count="0" meta:object-count="0" meta:page-count="1" meta:paragraph-count="94" meta:word-count="178" meta:character-count="264" meta:non-whitespace-character-count="180"/>
  </office:meta>
</office:document-meta>
</file>